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a9a5" officeooo:paragraph-rsid="000da9a5"/>
    </style:style>
    <style:style style:name="P2" style:family="paragraph" style:parent-style-name="Standard">
      <style:text-properties officeooo:rsid="000da9a5" officeooo:paragraph-rsid="00100056"/>
    </style:style>
    <style:style style:name="P3" style:family="paragraph" style:parent-style-name="Standard">
      <style:text-properties officeooo:rsid="000da9a5" officeooo:paragraph-rsid="0012de36"/>
    </style:style>
    <style:style style:name="P4" style:family="paragraph" style:parent-style-name="Standard">
      <style:text-properties officeooo:rsid="0012de36" officeooo:paragraph-rsid="0012de36"/>
    </style:style>
    <style:style style:name="P5" style:family="paragraph" style:parent-style-name="Standard">
      <style:text-properties officeooo:rsid="0012de36" officeooo:paragraph-rsid="0014b327"/>
    </style:style>
    <style:style style:name="P6" style:family="paragraph" style:parent-style-name="Standard">
      <style:text-properties officeooo:rsid="0014b327" officeooo:paragraph-rsid="0014b327"/>
    </style:style>
    <style:style style:name="P7" style:family="paragraph" style:parent-style-name="Standard">
      <style:text-properties officeooo:rsid="001785f4" officeooo:paragraph-rsid="001785f4"/>
    </style:style>
    <style:style style:name="P8" style:family="paragraph" style:parent-style-name="Standard">
      <style:text-properties officeooo:rsid="00180bdb" officeooo:paragraph-rsid="00180bdb"/>
    </style:style>
    <style:style style:name="P9" style:family="paragraph" style:parent-style-name="Standard">
      <style:text-properties officeooo:rsid="00180bdb" officeooo:paragraph-rsid="0019dcce"/>
    </style:style>
    <style:style style:name="P10" style:family="paragraph" style:parent-style-name="Standard">
      <style:text-properties officeooo:rsid="00196eaa" officeooo:paragraph-rsid="00196eaa"/>
    </style:style>
    <style:style style:name="P11" style:family="paragraph" style:parent-style-name="Standard">
      <style:text-properties officeooo:rsid="001bcf0b" officeooo:paragraph-rsid="001bcf0b"/>
    </style:style>
    <style:style style:name="P12" style:family="paragraph" style:parent-style-name="Standard">
      <style:text-properties officeooo:rsid="001c5b35" officeooo:paragraph-rsid="001c5b35"/>
    </style:style>
    <style:style style:name="P13" style:family="paragraph" style:parent-style-name="Standard">
      <style:text-properties officeooo:rsid="001c5b35" officeooo:paragraph-rsid="001d877e"/>
    </style:style>
    <style:style style:name="P14" style:family="paragraph" style:parent-style-name="Standard">
      <style:text-properties officeooo:rsid="001c5b35" officeooo:paragraph-rsid="00203409"/>
    </style:style>
    <style:style style:name="P15" style:family="paragraph" style:parent-style-name="Standard">
      <style:text-properties officeooo:rsid="001c9559" officeooo:paragraph-rsid="001c9559"/>
    </style:style>
    <style:style style:name="T1" style:family="text">
      <style:text-properties officeooo:rsid="000f97c4"/>
    </style:style>
    <style:style style:name="T2" style:family="text">
      <style:text-properties officeooo:rsid="00100056"/>
    </style:style>
    <style:style style:name="T3" style:family="text">
      <style:text-properties officeooo:rsid="0011ad8a"/>
    </style:style>
    <style:style style:name="T4" style:family="text">
      <style:text-properties officeooo:rsid="0012de36"/>
    </style:style>
    <style:style style:name="T5" style:family="text">
      <style:text-properties officeooo:rsid="0014b327"/>
    </style:style>
    <style:style style:name="T6" style:family="text">
      <style:text-properties officeooo:rsid="0016a63f"/>
    </style:style>
    <style:style style:name="T7" style:family="text">
      <style:text-properties officeooo:rsid="001785f4"/>
    </style:style>
    <style:style style:name="T8" style:family="text">
      <style:text-properties officeooo:rsid="00180bdb"/>
    </style:style>
    <style:style style:name="T9" style:family="text">
      <style:text-properties officeooo:rsid="0019dcce"/>
    </style:style>
    <style:style style:name="T10" style:family="text">
      <style:text-properties officeooo:rsid="001bcf0b"/>
    </style:style>
    <style:style style:name="T11" style:family="text">
      <style:text-properties officeooo:rsid="001c9559"/>
    </style:style>
    <style:style style:name="T12" style:family="text">
      <style:text-properties officeooo:rsid="001d87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is Rails app with Elasticsearch. </text:p>
      <text:p text:style-name="P1">Git repository: <text:a xlink:type="simple" xlink:href="https://github.com/gandalf15/ES-example" text:style-name="Internet_20_link" text:visited-style-name="Visited_20_Internet_20_Link">https://github.com/gandalf15/ES-example</text:a></text:p>
      <text:p text:style-name="P1">How to run this app:</text:p>
      <text:p text:style-name="P1"/>
      <text:p text:style-name="P1">1. create workspace (R<text:span text:style-name="T3">uby</text:span>) on C9.io</text:p>
      <text:p text:style-name="P1">2. <text:span text:style-name="T2">run this command “pwd” if you are inside “/home/ubuntu/workspace/” then</text:span></text:p>
      <text:p text:style-name="P2"><text:span text:style-name="T1">3. </text:span>remove all the files which are currently in the workspace with this command “<text:span text:style-name="T2">rm -R *</text:span>”</text:p>
      <text:p text:style-name="P3"><text:span text:style-name="T3">4. “rm -R .gitignore”</text:span></text:p>
      <text:p text:style-name="P3"><text:span text:style-name="T4">5. “git clone https://github.com/gandalf15/ES-example.git”</text:span></text:p>
      <text:p text:style-name="P4">6. “cd ES-example/”</text:p>
      <text:p text:style-name="P5">7. “<text:span text:style-name="T5">sudo service postgresql start”</text:span></text:p>
      <text:p text:style-name="P6"><text:span text:style-name="T7">8</text:span>. “ES-example/elasticsearch-2.4.1/bin/elasticsearch -<text:span text:style-name="T7">d</text:span>” <text:span text:style-name="T6">this starts ES as daemon</text:span></text:p>
      <text:p text:style-name="P7">9. “<text:span text:style-name="T8">bundle install</text:span>” <text:span text:style-name="T8">this will install all required gems</text:span></text:p>
      <text:p text:style-name="P8">10. “psql” now you are logged in the postgresql DB</text:p>
      <text:p text:style-name="P8">11. “\password ubuntu” this command changes password for user “ubuntu”</text:p>
      <text:p text:style-name="P8">12. enter this password “testpass”</text:p>
      <text:p text:style-name="P8">13. “\quit”</text:p>
      <text:p text:style-name="P10">14. “createdb articles”</text:p>
      <text:p text:style-name="P8">10. “rake <text:a xlink:type="simple" xlink:href="db:migrate" text:style-name="Internet_20_link" text:visited-style-name="Visited_20_Internet_20_Link">db:migrate</text:a>” this will create the table inside the postgresql</text:p>
      <text:p text:style-name="P9">11. “<text:span text:style-name="T9">rails s -p $PORT -b $IP</text:span>” <text:span text:style-name="T10">this will start rails and you can access your page.</text:span></text:p>
      <text:p text:style-name="P11">When you load the page you need to manually append “/articles” to your URL. Right now there are these pages:</text:p>
      <text:p text:style-name="P11">/articles</text:p>
      <text:p text:style-name="P11">/articles/new</text:p>
      <text:p text:style-name="P11">/search</text:p>
      <text:p text:style-name="P12">so you can try to add articles and the search inside them and it will bring you the results.</text:p>
      <text:p text:style-name="P12">I will need from you to do some coding. So I try to split the work equally:</text:p>
      <text:p text:style-name="P12"/>
      <text:p text:style-name="P12">Cameron:</text:p>
      <text:p text:style-name="P14"><text:tab/><text:span text:style-name="T11">implement “Highlight” feature to the search</text:span></text:p>
      <text:p text:style-name="P12">Jack:</text:p>
      <text:p text:style-name="P13"><text:tab/><text:span text:style-name="T11">implement “Phrase Matches”</text:span></text:p>
      <text:p text:style-name="P12">Jan:</text:p>
      <text:p text:style-name="P14"><text:tab/><text:span text:style-name="T11">implement “Suggestions”</text:span></text:p>
      <text:p text:style-name="P12"/>
      <text:p text:style-name="P12">Documentation for the gem we are using to interface the ES:</text:p>
      <text:p text:style-name="P12"><text:tab/><text:a xlink:type="simple" xlink:href="https://github.com/ankane/searchkick#keep-getting-better" text:style-name="Internet_20_link" text:visited-style-name="Visited_20_Internet_20_Link">https://github.com/ankane/searchkick#keep-getting-better</text:a></text:p>
      <text:p text:style-name="P12">The page was built based on this, but we decided to use searchkick because it is easier:</text:p>
      <text:p text:style-name="P12"><text:tab/><text:a xlink:type="simple" xlink:href="https://www.sitepoint.com/full-text-search-rails-elasticsearch/" text:style-name="Internet_20_link" text:visited-style-name="Visited_20_Internet_20_Link">https://www.sitepoint.com/full-text-search-rails-elasticsearch/</text:a></text:p>
      <text:p text:style-name="P12"><text:s/>If you still do not really understand Rails this could help you:</text:p>
      <text:p text:style-name="P12"><text:tab/><text:a xlink:type="simple" xlink:href="http://guides.rubyonrails.org/active_record_basics.html" text:style-name="Internet_20_link" text:visited-style-name="Visited_20_Internet_20_Link">http://guides.rubyonrails.org/active_record_basics.html</text:a></text:p>
      <text:p text:style-name="P12">This repo contains all the code we need to use in our prototype. It uses the same gem and the features we want to implement:</text:p>
      <text:p text:style-name="P12"><text:tab/><text:a xlink:type="simple" xlink:href="https://github.com/doabit/searchkick_demo" text:style-name="Internet_20_link" text:visited-style-name="Visited_20_Internet_20_Link">https://github.com/doabit/searchkick_demo</text:a></text:p>
      <text:p text:style-name="P15">Another documentation. It may help:</text:p>
      <text:p text:style-name="P15"><text:tab/><text:a xlink:type="simple" xlink:href="http://www.webascender.com/Blog/ID/752/Rails-ElasticSearch-SearchKick-in-Depth#.WCn0hHUyreQ" text:style-name="Internet_20_link" text:visited-style-name="Visited_20_Internet_20_Link">http://www.webascender.com/Blog/ID/752/Rails-ElasticSearch-SearchKick-in-Depth#.WCn0hHUyreQ</text:a></text:p>
      <text:p text:style-name="P15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</meta:initial-creator>
    <meta:creation-date>2016-11-14T20:29:51.681380098</meta:creation-date>
    <dc:date>2016-11-14T22:18:06.076153656</dc:date>
    <dc:creator>marcel </dc:creator>
    <meta:editing-duration>PT1H2M13S</meta:editing-duration>
    <meta:editing-cycles>18</meta:editing-cycles>
    <meta:generator>LibreOffice/4.3.3.2$Linux_X86_64 LibreOffice_project/430m0$Build-2</meta:generator>
    <meta:document-statistic meta:table-count="0" meta:image-count="0" meta:object-count="0" meta:page-count="1" meta:paragraph-count="41" meta:word-count="287" meta:character-count="2015" meta:non-whitespace-character-count="1759"/>
  </office:meta>
</office:document-meta>
</file>